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3.705cm"/>
    </style:style>
    <style:style style:name="Table2" style:family="table">
      <style:table-properties style:width="17.013cm" fo:margin-left="0cm" table:align="left" style:shadow="none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13.705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307cm"/>
    </style:style>
    <style:style style:name="Table3.B" style:family="table-column">
      <style:table-column-properties style:column-width="13.705cm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307cm"/>
    </style:style>
    <style:style style:name="Table4.B" style:family="table-column">
      <style:table-column-properties style:column-width="13.705cm"/>
    </style:style>
    <style:style style:name="Table5" style:family="table">
      <style:table-properties style:width="17.013cm" fo:margin-left="0cm" table:align="left" style:shadow="none"/>
    </style:style>
    <style:style style:name="Table5.A" style:family="table-column">
      <style:table-column-properties style:column-width="3.307cm"/>
    </style:style>
    <style:style style:name="Table5.B" style:family="table-column">
      <style:table-column-properties style:column-width="13.705cm"/>
    </style:style>
    <style:style style:name="Table5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  <style:text-properties officeooo:rsid="00142ca6" officeooo:paragraph-rsid="00142ca6"/>
    </style:style>
    <style:style style:name="P2" style:family="paragraph" style:parent-style-name="Standard">
      <style:paragraph-properties fo:text-align="start" style:justify-single-word="false"/>
      <style:text-properties fo:font-weight="bold" officeooo:rsid="00142ca6" officeooo:paragraph-rsid="00142ca6" fo:background-color="#00ccc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399ff" fo:font-weight="normal" officeooo:rsid="00142ca6" officeooo:paragraph-rsid="00142ca6" fo:background-color="transparent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3399ff" fo:font-weight="normal" officeooo:rsid="00180155" officeooo:paragraph-rsid="00180155" fo:background-color="transparent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80155" officeooo:paragraph-rsid="00180155" fo:background-color="transparent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15146a"/>
    </style:style>
    <style:style style:name="P8" style:family="paragraph" style:parent-style-name="Table_20_Contents">
      <style:paragraph-properties fo:text-align="start" style:justify-single-word="false"/>
      <style:text-properties fo:color="#3399ff" officeooo:rsid="00142ca6" officeooo:paragraph-rsid="00142ca6"/>
    </style:style>
    <style:style style:name="P9" style:family="paragraph" style:parent-style-name="Table_20_Contents">
      <style:paragraph-properties fo:text-align="start" style:justify-single-word="false"/>
      <style:text-properties officeooo:rsid="0015146a" officeooo:paragraph-rsid="0015146a"/>
    </style:style>
    <style:style style:name="P10" style:family="paragraph" style:parent-style-name="Table_20_Contents" style:list-style-name="L1">
      <style:paragraph-properties fo:text-align="start" style:justify-single-word="false"/>
      <style:text-properties officeooo:rsid="0015146a" officeooo:paragraph-rsid="0015146a"/>
    </style:style>
    <style:style style:name="P11" style:family="paragraph" style:parent-style-name="Table_20_Contents">
      <style:paragraph-properties fo:text-align="start" style:justify-single-word="false"/>
      <style:text-properties fo:color="#00cccc" officeooo:rsid="0015146a" officeooo:paragraph-rsid="0015146a"/>
    </style:style>
    <style:style style:name="P12" style:family="paragraph" style:parent-style-name="Table_20_Contents">
      <style:paragraph-properties fo:text-align="start" style:justify-single-word="false"/>
      <style:text-properties fo:color="#00cccc" officeooo:rsid="00180155" officeooo:paragraph-rsid="00180155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15146a" officeooo:paragraph-rsid="0015146a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180155" officeooo:paragraph-rsid="00180155" style:font-weight-asian="bold" style:font-weight-complex="bold"/>
    </style:style>
    <style:style style:name="P15" style:family="paragraph" style:parent-style-name="Table_20_Contents" style:list-style-name="L1">
      <style:paragraph-properties fo:text-align="start" style:justify-single-word="false"/>
      <style:text-properties fo:font-weight="normal" officeooo:rsid="0016ef21" officeooo:paragraph-rsid="0016ef21" style:font-weight-asian="normal" style:font-weight-complex="normal"/>
    </style:style>
    <style:style style:name="P16" style:family="paragraph" style:parent-style-name="Table_20_Contents" style:list-style-name="L1">
      <style:paragraph-properties fo:text-align="start" style:justify-single-word="false"/>
      <style:text-properties fo:font-weight="normal" officeooo:rsid="00180155" officeooo:paragraph-rsid="00180155" style:font-weight-asian="normal" style:font-weight-complex="normal"/>
    </style:style>
    <style:style style:name="P17" style:family="paragraph" style:parent-style-name="Table_20_Contents" style:list-style-name="L2">
      <style:paragraph-properties fo:text-align="start" style:justify-single-word="false"/>
      <style:text-properties officeooo:rsid="00180155" officeooo:paragraph-rsid="00180155"/>
    </style:style>
    <style:style style:name="P18" style:family="paragraph">
      <style:paragraph-properties fo:text-align="center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146a" style:font-weight-asian="bold" style:font-weight-complex="bold"/>
    </style:style>
    <style:style style:name="T5" style:family="text">
      <style:text-properties officeooo:rsid="0015146a"/>
    </style:style>
    <style:style style:name="T6" style:family="text">
      <style:text-properties officeooo:rsid="00156796"/>
    </style:style>
    <style:style style:name="T7" style:family="text">
      <style:text-properties officeooo:rsid="0016ef21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89,Nanjundeshwara Layout</text:p>
      <text:p text:style-name="P1">J P Nagar 5 th Phase</text:p>
      <text:p text:style-name="P1">Banglore 560078</text:p>
      <text:p text:style-name="P1">+91 97384 09204</text:p>
      <text:p text:style-name="P1"><text:a xlink:type="simple" xlink:href="mailto:jadapalvdas@gmail.com" text:style-name="Internet_20_link" text:visited-style-name="Visited_20_Internet_20_Link">jadapalvdas@gmail.com</text:a></text:p>
      <text:p text:style-name="P1"/>
      <text:p text:style-name="P2"><text:span text:style-name="T1">Jadpal Venkatesh (Full Stack Dev) <text:s/></text:span><text:span text:style-name="T2"><text:s text:c="76"/><text:line-break/></text:span>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8">ABOUT ME</text:p>
          </table:table-cell>
          <table:table-cell office:value-type="string">
            <text:p text:style-name="P9">My experience as a Developer should be of interest to a rapidly growing</text:p>
            <text:p text:style-name="P9">company like yours.</text:p>
            <text:p text:style-name="P9">I Have accquired skills in all phases working in a startup environment like time-</text:p>
            <text:p text:style-name="P9">management, rapid development, requirements gathering, priortizing tasks, planning road map for the product, mananging team</text:p>
            <text:p text:style-name="P9">members, leading team, Startergic Planning, Managing Product Life Cycle, bringing new insights for the product, quick thinking, decision</text:p>
            <text:p text:style-name="P9">making.</text:p>
            <text:p text:style-name="P9"/>
            <text:p text:style-name="P9">Linkedin: <text:a xlink:type="simple" xlink:href="https://in.linkedin.com/in/venkatesh-j-032b40110" text:style-name="Internet_20_link" text:visited-style-name="Visited_20_Internet_20_Link">https://in.linkedin.com/in/venkatesh-j-032b40110</text:a></text:p>
            <text:p text:style-name="P9">Github: <text:a xlink:type="simple" xlink:href="https://github.com/venkyjad" text:style-name="Internet_20_link" text:visited-style-name="Visited_20_Internet_20_Link">https://github.com/venkyjad</text:a></text:p>
          </table:table-cell>
        </table:table-row>
      </table:table>
      <text:p text:style-name="P3"><text:span text:style-name="T2"/></text:p>
      <text:p text:style-name="P3"><draw:line text:anchor-type="paragraph" draw:z-index="0" draw:name="Shape1" draw:style-name="gr1" draw:text-style-name="P18" svg:x1="0.034cm" svg:y1="0.353cm" svg:x2="17.153cm" svg:y2="0.379cm"><text:p/></draw:line><draw:line text:anchor-type="paragraph" draw:z-index="1" draw:name="Shape1" draw:style-name="gr1" draw:text-style-name="P18" svg:x1="0.034cm" svg:y1="2.353cm" svg:x2="17.153cm" svg:y2="2.379cm"><text:p/></draw:line><text:span text:style-name="T2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SKILLS</text:p>
          </table:table-cell>
          <table:table-cell table:style-name="Table2.A1" office:value-type="string">
            <text:p text:style-name="P9">BackboneJS,VanilaJS, Python , AngularJS, Java, jQuery, HTML, CSS, Bootstrap, Ajax, MongoDB,MySQL, GitHub, <text:span text:style-name="T7">Scrum</text:span></text:p>
          </table:table-cell>
        </table:table-row>
      </table:table>
      <text:p text:style-name="P3"><text:span text:style-name="T2"/></text:p>
      <text:p text:style-name="P3"><text:span text:style-name="T2"/>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P11">EXPERIENCE</text:p>
          </table:table-cell>
          <table:table-cell office:value-type="string">
            <text:p text:style-name="P13">Full Stack Developer, FINLY</text:p>
            <text:p text:style-name="P9"><text:span text:style-name="T6">FEB</text:span> 2016 - <text:span text:style-name="T6">Present</text:span> (<text:span text:style-name="T6">9</text:span> Months)</text:p>
            <text:p text:style-name="P9"/>
            <text:p text:style-name="P7"><text:span text:style-name="T4">Brief Profile:</text:span><text:span text:style-name="T5"> </text:span>Finly <text:span text:style-name="T7">was started as a expense management product for Companies to get a better insight into their spend and expenses. As we grew, we also roled out Disburse Management, Procurement System, Payrolll Management.The entire product is built on BackboneJS and ROR.</text:span></text:p>
            <text:p text:style-name="P9">Website: <text:a xlink:type="simple" xlink:href="http://www.xobin.com/" text:style-name="Internet_20_link" text:visited-style-name="Visited_20_Internet_20_Link">http://www.finly.</text:a>io</text:p>
            <text:p text:style-name="P9"/>
            <text:p text:style-name="P13">Responsibilites:</text:p>
            <text:p text:style-name="P13"/>
            <text:list xml:id="list5002041919109759847" text:style-name="L1">
              <text:list-item>
                <text:p text:style-name="P15">Managing Product Lifecycle.</text:p>
              </text:list-item>
              <text:list-item>
                <text:p text:style-name="P15">Gathering Requirements, Priorting Tasks</text:p>
              </text:list-item>
              <text:list-item>
                <text:p text:style-name="P16">Integrating Bank API’s for all the transactions.</text:p>
              </text:list-item>
              <text:list-item>
                <text:p text:style-name="P16">Developing Mock UIs, Wireframes.</text:p>
              </text:list-item>
            </text:list>
            <text:p text:style-name="P13"><draw:line text:anchor-type="paragraph" draw:z-index="2" draw:name="Shape1" draw:style-name="gr1" draw:text-style-name="P18" svg:x1="-0.046cm" svg:y1="0.607cm" svg:x2="13.712cm" svg:y2="0.607cm"><text:p/></draw:line></text:p>
            <text:p text:style-name="P13"/>
            <text:p text:style-name="P13">Full Stack Developer, XOBIN</text:p>
            <text:p text:style-name="P9">May 2016 - Dec 2016 (8 Months)</text:p>
            <text:p text:style-name="P9"/>
            <text:p text:style-name="P9"><text:span text:style-name="T3">Brief Profile:</text:span> Xobin is a tech hiring platform which provides various pre-tested</text:p>
            <text:p text:style-name="P9">developers for the Startups and other firms. Xobin helps to the reduce the time</text:p>
            <text:p text:style-name="P9">required to hire a developer by 70% by having various online tasks.</text:p>
            <text:p text:style-name="P9">Website: <text:a xlink:type="simple" xlink:href="http://www.xobin.com/" text:style-name="Internet_20_link" text:visited-style-name="Visited_20_Internet_20_Link">http://www.xobin.com</text:a></text:p>
            <text:p text:style-name="P9"/>
            <text:p text:style-name="P13"/>
            <text:p text:style-name="P13"><text:soft-page-break/>Responsibilites:</text:p>
            <text:p text:style-name="P14"/>
            <text:list xml:id="list232602503773622" text:continue-numbering="true" text:style-name="L1">
              <text:list-item>
                <text:p text:style-name="P10">Built product from the Scratch.</text:p>
              </text:list-item>
              <text:list-item>
                <text:p text:style-name="P10"><text:s/>Online Coding Platform Using Codemirror.</text:p>
              </text:list-item>
              <text:list-item>
                <text:p text:style-name="P10"><text:s/>Facebook, Graph API and Linkedin Integration.</text:p>
              </text:list-item>
              <text:list-item>
                <text:p text:style-name="P10"><text:s/>Built Video Confrence Paltform using Opentok API.</text:p>
              </text:list-item>
              <text:list-item>
                <text:p text:style-name="P10"><text:s/>Realtime chat environment using Firebase.</text:p>
              </text:list-item>
              <text:list-item>
                <text:p text:style-name="P10"><text:s/>Used GitHub API to acces various repos and user details.</text:p>
              </text:list-item>
              <text:list-item>
                <text:p text:style-name="P10"><text:s/>Worked on payment gateway with RazorPay API, auto capture and monthly auto charge the cards for payments.</text:p>
              </text:list-item>
            </text:list>
          </table:table-cell>
        </table:table-row>
      </table:table>
      <text:p text:style-name="P3"><draw:line text:anchor-type="paragraph" draw:z-index="3" draw:name="Shape1" draw:style-name="gr1" draw:text-style-name="P18" svg:x1="0.053cm" svg:y1="1.392cm" svg:x2="17.172cm" svg:y2="1.418cm"><text:p/></draw:line><text:span text:style-name="T2"/></text:p>
      <text:p text:style-name="P3"><text:span text:style-name="T2"/></text:p>
      <text:p text:style-name="P3"><draw:line text:anchor-type="paragraph" draw:z-index="4" draw:name="Shape1" draw:style-name="gr1" draw:text-style-name="P18" svg:x1="0.053cm" svg:y1="3.392cm" svg:x2="17.172cm" svg:y2="3.418cm"><text:p/></draw:line><text:span text:style-name="T2"/></text:p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P12">EDUCATION</text:p>
          </table:table-cell>
          <table:table-cell office:value-type="string">
            <text:p text:style-name="P14">MIT, MANIPAL, M.Tech (Embedded Systems) 2016 <text:span text:style-name="T8">7.23</text:span></text:p>
            <text:p text:style-name="P14">KSIT, Bangalore, B.Tech (Computer Science) 2014 <text:span text:style-name="T8">58%</text:span></text:p>
            <text:p text:style-name="P14">PES, Bangalore, PUC</text:p>
            <text:p text:style-name="P14">OXFORD, Bangalore, SSLC</text:p>
          </table:table-cell>
        </table:table-row>
      </table:table>
      <text:p text:style-name="P3"><text:span text:style-name="T2"/></text:p>
      <text:p text:style-name="P3"><draw:line text:anchor-type="paragraph" draw:z-index="5" draw:name="Shape1" draw:style-name="gr1" draw:text-style-name="P18" svg:x1="0.053cm" svg:y1="3.392cm" svg:x2="17.172cm" svg:y2="3.418cm"><text:p/></draw:line><text:span text:style-name="T2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HOBBIES</text:p>
          </table:table-cell>
          <table:table-cell table:style-name="Table5.A1" office:value-type="string">
            <text:list xml:id="list8609084831724237455" text:style-name="L2">
              <text:list-item>
                <text:p text:style-name="P17">Trekking</text:p>
              </text:list-item>
              <text:list-item>
                <text:p text:style-name="P17">Reading Books</text:p>
              </text:list-item>
              <text:list-item>
                <text:p text:style-name="P17">Climber</text:p>
              </text:list-item>
              <text:list-item>
                <text:p text:style-name="P17">Weekend Chef</text:p>
              </text:list-item>
            </text:list>
          </table:table-cell>
        </table:table-row>
      </table:table>
      <text:p text:style-name="P3"/>
      <text:p text:style-name="P3"/>
      <text:p text:style-name="P5"><text:span text:style-name="T2">Place: Bangalore<text:tab/><text:tab/><text:tab/><text:tab/><text:tab/><text:tab/><text:tab/><text:tab/>Jadpal Venkatesh</text:span></text:p>
      <text:p text:style-name="P4"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22:33:34.783735996</meta:creation-date>
    <dc:date>2017-10-15T23:26:00.336740803</dc:date>
    <meta:editing-duration>PT2S</meta:editing-duration>
    <meta:editing-cycles>1</meta:editing-cycles>
    <meta:document-statistic meta:table-count="5" meta:image-count="0" meta:object-count="0" meta:page-count="2" meta:paragraph-count="53" meta:word-count="332" meta:character-count="2349" meta:non-whitespace-character-count="1991"/>
    <meta:generator>LibreOffice/5.1.6.2$Linux_x86 LibreOffice_project/10m0$Build-2</meta:generator>
  </office:meta>
</office:document-meta>
</file>